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95cm" fo:min-width="5.9cm"/>
      <style:paragraph-properties style:writing-mode="lr-tb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95cm" fo:min-width="3.3cm"/>
      <style:paragraph-properties style:writing-mode="lr-tb"/>
    </style:style>
    <style:style style:name="gr3" style:family="graphic" style:parent-style-name="standard">
      <style:graphic-properties svg:stroke-color="#000000" draw:fill="solid" draw:fill-color="#ec9ba4" draw:textarea-horizontal-align="justify" draw:textarea-vertical-align="middle" draw:auto-grow-height="false" fo:min-height="1.549cm" fo:min-width="2.3cm"/>
      <style:paragraph-properties style:writing-mode="lr-tb"/>
    </style:style>
    <style:style style:name="gr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49cm" fo:min-width="2.1cm"/>
      <style:paragraph-properties style:writing-mode="lr-tb"/>
    </style:style>
    <style:style style:name="gr5" style:family="graphic" style:parent-style-name="standard">
      <style:graphic-properties svg:stroke-color="#000000" draw:fill="solid" draw:fill-color="#ec9ba4" draw:textarea-horizontal-align="justify" draw:textarea-vertical-align="middle" draw:auto-grow-height="false" fo:min-height="0.35cm" fo:min-width="3.1cm"/>
      <style:paragraph-properties style:writing-mode="lr-tb"/>
    </style:style>
    <style:style style:name="gr6" style:family="graphic" style:parent-style-name="standard">
      <style:graphic-properties svg:stroke-color="#000000" draw:fill="solid" draw:fill-color="#b7b3ca" draw:textarea-horizontal-align="justify" draw:textarea-vertical-align="middle" draw:auto-grow-height="false" fo:min-height="0.35cm" fo:min-width="2.1cm"/>
      <style:paragraph-properties style:writing-mode="lr-tb"/>
    </style:style>
    <style:style style:name="gr7" style:family="graphic" style:parent-style-name="standard">
      <style:graphic-properties svg:stroke-color="#000000" draw:fill="solid" draw:fill-color="#b7b3ca" draw:textarea-horizontal-align="justify" draw:textarea-vertical-align="middle" draw:auto-grow-height="false" fo:min-height="0.35cm" fo:min-width="3.1cm"/>
      <style:paragraph-properties style:writing-mode="lr-tb"/>
    </style:style>
    <style:style style:name="gr8" style:family="graphic" style:parent-style-name="standard">
      <style:graphic-properties draw:stroke="dash" draw:stroke-dash="Dot_20__28_Rounded_29_" svg:stroke-width="0.053cm" svg:stroke-color="#000000" draw:marker-start-width="0.279cm" draw:marker-end-width="0.279cm" svg:stroke-linecap="round" draw:fill="none" loext:fill-use-slide-background="false" draw:textarea-horizontal-align="justify" draw:textarea-vertical-align="middle" draw:auto-grow-height="false" fo:min-height="5.098cm" fo:min-width="5.503cm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="solid" draw:fill-color="#b7b3ca" draw:textarea-horizontal-align="justify" draw:textarea-vertical-align="middle" draw:auto-grow-height="false" fo:min-height="0.35cm" fo:min-width="1.7cm"/>
      <style:paragraph-properties style:writing-mode="lr-tb"/>
    </style:style>
    <style:style style:name="gr10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49cm" fo:min-width="7.7cm"/>
      <style:paragraph-properties style:writing-mode="lr-tb"/>
    </style:style>
    <style:style style:name="gr11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1.96cm" fo:min-width="1.824cm" fo:padding-top="0.165cm" fo:padding-bottom="0.165cm" fo:padding-left="0.29cm" fo:padding-right="0.29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634cm" fo:min-width="0cm"/>
    </style:style>
    <style:style style:name="gr13" style:family="graphic" style:parent-style-name="standard">
      <style:graphic-properties draw:stroke="none" draw:fill-color="#b4c7dc" draw:textarea-horizontal-align="justify" draw:textarea-vertical-align="middle" draw:auto-grow-height="false" fo:min-height="0.04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97cm"/>
      <style:paragraph-properties style:writing-mode="lr-tb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549cm" fo:min-width="2.1cm"/>
      <style:paragraph-properties style:writing-mode="lr-tb"/>
    </style:style>
    <style:style style:name="gr17" style:family="graphic" style:parent-style-name="standard">
      <style:graphic-properties draw:stroke="dash" draw:stroke-dash="Dot_20__28_Rounded_29_" svg:stroke-width="0.053cm" svg:stroke-color="#000000" draw:marker-start-width="0.28cm" draw:marker-end-width="0.28cm" svg:stroke-linecap="round" draw:fill="none" loext:fill-use-slide-background="false" draw:textarea-horizontal-align="justify" draw:textarea-vertical-align="middle" draw:auto-grow-height="false" fo:min-height="7.096cm" fo:min-width="6.246cm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26cm"/>
      <style:paragraph-properties style:writing-mode="lr-tb"/>
    </style:style>
    <style:style style:name="gr19" style:family="graphic" style:parent-style-name="objectwithoutfill">
      <style:graphic-properties draw:stroke="dash" draw:stroke-dash="Dot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Dot_20__28_Rounded_29_" svg:stroke-width="0.081cm" svg:stroke-color="#000000" draw:marker-start-width="0.321cm" draw:marker-end="Arrowheads_20_2" draw:marker-end-width="0.421cm" svg:stroke-linecap="round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ff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ff0000" draw:marker-start="Arrowheads_20_2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Double_20_Dash" svg:stroke-width="0.081cm" svg:stroke-color="#729fcf" draw:marker-start-width="0.321cm" draw:marker-end="Arrowheads_20_3" draw:marker-end-width="0.421cm" svg:stroke-linecap="butt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Double_20_Dash" svg:stroke-width="0.081cm" svg:stroke-color="#729fcf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35cm" svg:stroke-color="#ff0000" draw:marker-start="Arrowheads_20_2" draw:marker-start-width="0.352cm" draw:marker-end="Arrowheads_20_5" draw:marker-end-width="0.352cm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81cm" svg:stroke-color="#ff0000" draw:marker-start="Arrowheads_20_2" draw:marker-start-width="0.421cm" draw:marker-end="Arrowheads_20_5" draw:marker-end-width="0.421cm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28cm" svg:stroke-color="#ff0000" draw:marker-start="Arrowheads_20_8" draw:marker-start-width="0.342cm" draw:marker-end="Arrowheads_20_8" draw:marker-end-width="0.342cm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81cm" svg:stroke-color="#55308d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55308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55308d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dash" draw:stroke-dash="Long_20_Dash_20__28_Rounded_29_" svg:stroke-width="0.081cm" svg:stroke-color="#000000" draw:marker-start-width="0.321cm" draw:marker-end="Arrowheads_20_2" draw:marker-end-width="0.421cm" svg:stroke-linecap="round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draw:stroke="dash" draw:stroke-dash="Double_20_Dash" svg:stroke-width="0.081cm" svg:stroke-color="#729fcf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color="#000000" draw:fill="solid" draw:fill-color="#ec9ba4" draw:textarea-horizontal-align="justify" draw:textarea-vertical-align="middle" draw:auto-grow-height="false" fo:min-height="0.149cm" fo:min-width="0cm"/>
      <style:paragraph-properties style:writing-mode="lr-tb"/>
    </style:style>
    <style:style style:name="gr37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149cm" fo:min-width="0cm"/>
      <style:paragraph-properties style:writing-mode="lr-tb"/>
    </style:style>
    <style:style style:name="gr38" style:family="graphic" style:parent-style-name="standard">
      <style:graphic-properties svg:stroke-color="#000000" draw:fill="solid" draw:fill-color="#b7b3ca" draw:textarea-horizontal-align="justify" draw:textarea-vertical-align="middle" draw:auto-grow-height="false" fo:min-height="0.149cm" fo:min-width="0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solid" draw:fill-color="#afd095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ec9ba4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b7b3ca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4cm" svg:height="1.2cm" svg:x="1.996cm" svg:y="1.406cm">
          <text:p text:style-name="P1"><text:span text:style-name="T1">Laser Inter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2cm" svg:x="3.22cm" svg:y="3.206cm">
          <text:p text:style-name="P1"><text:span text:style-name="T1">SMELLIE Trigger </text:span><text:span text:style-name="T1">Electron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cm" svg:height="1.799cm" svg:x="2.02cm" svg:y="6.006cm">
          <text:p text:style-name="P1"><text:span text:style-name="T1">SuperK Las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cm" svg:height="1.799cm" svg:x="6.02cm" svg:y="6.006cm">
          <text:p text:style-name="P1"><text:span text:style-name="T1">PQ SEPIA </text:span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799cm" svg:x="10.42cm" svg:y="6.006cm">
          <text:p text:style-name="P1"><text:span text:style-name="T1">Laser Swit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cm" svg:height="1.799cm" svg:x="3.82cm" svg:y="9.006cm">
          <text:p text:style-name="P1"><text:span text:style-name="T1">Var</text:span><text:span text:style-name="T1">ia </text:span><text:span text:style-name="T1">Filt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799cm" svg:x="1.02cm" svg:y="9.006cm">
          <text:p text:style-name="P1"><text:span text:style-name="T1">Intensity </text:span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13.22cm 12.506cm)">
          <text:p text:style-name="P1"><text:span text:style-name="T1">PQ375 laser </text:span><text:span text:style-name="T1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11.82cm 12.506cm)">
          <text:p text:style-name="P1"><text:span text:style-name="T1">PQ407 laser </text:span><text:span text:style-name="T1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10.82cm 12.506cm)">
          <text:p text:style-name="P1"><text:span text:style-name="T1">PQ446 laser </text:span><text:span text:style-name="T1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9.82cm 12.506cm)">
          <text:p text:style-name="P1"><text:span text:style-name="T1">P</text:span><text:span text:style-name="T1">Q</text:span><text:span text:style-name="T1">4</text:span><text:span text:style-name="T1">9</text:span><text:span text:style-name="T1">5 </text:span><text:span text:style-name="T1">la</text:span><text:span text:style-name="T1">s</text:span><text:span text:style-name="T1">e</text:span><text:span text:style-name="T1">r </text:span><text:span text:style-name="T1">h</text:span><text:span text:style-name="T1">e</text:span><text:span text:style-name="T1">a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13.22cm 16.606cm)">
          <text:p text:style-name="P1"><text:span text:style-name="T1">Be</text:span><text:span text:style-name="T1">am</text:span><text:span text:style-name="T1">spli</text:span><text:span text:style-name="T1">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6cm" svg:height="0.6cm" draw:transform="rotate (1.5707963267949) translate (9.82cm 16.806cm)">
          <text:p text:style-name="P1"><text:span text:style-name="T1">Var</text:span><text:span text:style-name="T1">iab</text:span><text:span text:style-name="T1">le </text:span><text:span text:style-name="T1">att</text:span><text:span text:style-name="T1">en</text:span><text:span text:style-name="T1">uat</text:span><text:span text:style-name="T1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6cm" svg:height="0.6cm" draw:transform="rotate (1.5707963267949) translate (10.82cm 17.406cm)">
          <text:p text:style-name="P5"><text:span text:style-name="T1">Variable </text:span><text:span text:style-name="T1">attenu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6cm" svg:height="0.6cm" draw:transform="rotate (1.5707963267949) translate (11.82cm 18.006cm)">
          <text:p text:style-name="P5"><text:span text:style-name="T1">Variable attenu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6.055cm" svg:height="5.4cm" svg:x="6.62cm" svg:y="13.0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799cm" svg:x="14.32cm" svg:y="20.206cm">
          <text:p text:style-name="P1"><text:span text:style-name="T1">Monitoring </text:span><text:span text:style-name="T1">PMT Uni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cm" svg:height="0.6cm" draw:transform="rotate (1.5707963267949) translate (13.22cm 23.406cm)">
          <text:p text:style-name="P1"><text:span text:style-name="T1">Attenu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9.82cm 21.506cm)">
          <text:p text:style-name="P1"><text:span text:style-name="T1">Beam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10.82cm 22.106cm)">
          <text:p text:style-name="P1"><text:span text:style-name="T1">Beamsplitt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11.82cm 22.606cm)">
          <text:p text:style-name="P1"><text:span text:style-name="T1">Beam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6cm" svg:height="1.799cm" svg:x="6.82cm" svg:y="14.206cm">
          <text:p text:style-name="P1"><text:span text:style-name="T1">VFA Arduino </text:span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2cm" svg:height="1.799cm" svg:x="6.42cm" svg:y="25.006cm">
          <text:p text:style-name="P1"><text:span text:style-name="T1">Fibre Switc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799cm" svg:x="0.52cm" svg:y="25.006cm">
          <text:p text:style-name="P1"><text:span text:style-name="T1">SNODROP </text:span><text:span text:style-name="T1">control PC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8" draw:layer="layout" svg:width="3.4cm" svg:height="3.238cm" svg:x="15.62cm" svg:y="23.96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8" draw:layer="layout" svg:width="0.464cm" svg:height="0.884cm" svg:x="17.078cm" svg:y="23.30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8" draw:layer="layout" svg:width="0.491cm" svg:height="0.299cm" svg:x="17.07cm" svg:y="23.9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4" draw:text-style-name="P9" draw:layer="layout" svg:width="3.236cm" svg:height="1.115cm" svg:x="15.784cm" svg:y="25.206cm">
              <draw:text-box>
                <text:p><text:span text:style-name="T2">SN</text:span><text:span text:style-name="T2">O+ </text:span><text:span text:style-name="T2">Det</text:span><text:span text:style-name="T2">ect</text:span><text:span text:style-name="T2">or</text:span></text:p>
              </draw:text-box>
            </draw:frame>
          </draw:g>
        </draw:g>
        <draw:frame draw:style-name="gr15" draw:text-style-name="P11" draw:layer="layout" svg:width="1.797cm" svg:height="0.962cm" svg:x="7.423cm" svg:y="13.145cm">
          <draw:text-box>
            <text:p text:style-name="P10">VFA</text:p>
          </draw:text-box>
        </draw:frame>
        <draw:custom-shape draw:style-name="gr16" draw:text-style-name="P12" draw:layer="layout" svg:width="2.6cm" svg:height="1.799cm" svg:x="14.02cm" svg:y="1.406cm">
          <text:p text:style-name="P1"><text:span text:style-name="T1">TUBii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6cm" svg:height="1.799cm" svg:x="17.42cm" svg:y="1.406cm">
          <text:p text:style-name="P1"><text:span text:style-name="T1">Master Trigger Card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6cm" svg:height="1.799cm" svg:x="17.42cm" svg:y="6.006cm">
          <text:p text:style-name="P1"><text:span text:style-name="T1">Event Bui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6cm" svg:height="1.799cm" svg:x="14.02cm" svg:y="6.006cm">
          <text:p text:style-name="P1"><text:span text:style-name="T1">CAEN </text:span><text:span text:style-name="T1">Digitis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6cm" svg:height="1.799cm" svg:x="15.735cm" svg:y="3.691cm">
          <text:p text:style-name="P1"><text:span text:style-name="T1">ORCA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8cm" svg:height="7.4cm" svg:x="13.62cm" svg:y="0.60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.526cm" svg:height="0.683cm" svg:x="17.62cm" svg:y="0.723cm">
          <draw:text-box>
            <text:p text:style-name="P10"><text:span text:style-name="T2">S</text:span><text:span text:style-name="T2">N</text:span><text:span text:style-name="T2">O</text:span><text:span text:style-name="T2">+ </text:span><text:span text:style-name="T2">D</text:span><text:span text:style-name="T2">A</text:span><text:span text:style-name="T2">Q</text:span></text:p>
          </draw:text-box>
        </draw:frame>
        <draw:line draw:style-name="gr19" draw:text-style-name="P7" draw:layer="layout" svg:x1="0.72cm" svg:y1="25.006cm" svg:x2="0.72cm" svg:y2="2.006cm">
          <text:p/>
        </draw:line>
        <draw:line draw:style-name="gr20" draw:text-style-name="P7" draw:layer="layout" svg:x1="0.72cm" svg:y1="2.006cm" svg:x2="2.02cm" svg:y2="2.006cm">
          <text:p/>
        </draw:line>
        <draw:line draw:style-name="gr20" draw:text-style-name="P7" draw:layer="layout" svg:x1="0.72cm" svg:y1="3.805cm" svg:x2="3.22cm" svg:y2="3.805cm">
          <text:p/>
        </draw:line>
        <draw:line draw:style-name="gr19" draw:text-style-name="P7" draw:layer="layout" svg:x1="11.62cm" svg:y1="5.206cm" svg:x2="0.72cm" svg:y2="5.206cm">
          <text:p/>
        </draw:line>
        <draw:line draw:style-name="gr20" draw:text-style-name="P7" draw:layer="layout" svg:x1="3.42cm" svg:y1="5.206cm" svg:x2="3.42cm" svg:y2="6.006cm">
          <text:p/>
        </draw:line>
        <draw:line draw:style-name="gr20" draw:text-style-name="P7" draw:layer="layout" svg:x1="7.42cm" svg:y1="5.206cm" svg:x2="7.42cm" svg:y2="6.006cm">
          <text:p/>
        </draw:line>
        <draw:line draw:style-name="gr20" draw:text-style-name="P7" draw:layer="layout" svg:x1="11.722cm" svg:y1="5.206cm" svg:x2="11.722cm" svg:y2="6.006cm">
          <text:p/>
        </draw:line>
        <draw:line draw:style-name="gr19" draw:text-style-name="P7" draw:layer="layout" svg:x1="2.42cm" svg:y1="11.606cm" svg:x2="0.82cm" svg:y2="11.606cm">
          <text:p/>
        </draw:line>
        <draw:line draw:style-name="gr20" draw:text-style-name="P7" draw:layer="layout" svg:x1="2.42cm" svg:y1="11.606cm" svg:x2="2.42cm" svg:y2="10.806cm">
          <text:p/>
        </draw:line>
        <draw:line draw:style-name="gr20" draw:text-style-name="P7" draw:layer="layout" svg:x1="0.72cm" svg:y1="15.138cm" svg:x2="6.82cm" svg:y2="15.138cm">
          <text:p/>
        </draw:line>
        <draw:line draw:style-name="gr20" draw:text-style-name="P7" draw:layer="layout" svg:x1="3.22cm" svg:y1="26.006cm" svg:x2="6.42cm" svg:y2="26.006cm">
          <text:p/>
        </draw:line>
        <draw:line draw:style-name="gr19" draw:text-style-name="P7" draw:layer="layout" svg:x1="15.62cm" svg:y1="23.606cm" svg:x2="0.82cm" svg:y2="23.606cm">
          <text:p/>
        </draw:line>
        <draw:line draw:style-name="gr20" draw:text-style-name="P7" draw:layer="layout" svg:x1="15.62cm" svg:y1="23.606cm" svg:x2="15.62cm" svg:y2="22.006cm">
          <text:p/>
        </draw:line>
        <draw:line draw:style-name="gr21" draw:text-style-name="P7" draw:layer="layout" svg:x1="2.52cm" svg:y1="2.606cm" svg:x2="2.52cm" svg:y2="6.006cm">
          <text:p/>
        </draw:line>
        <draw:line draw:style-name="gr21" draw:text-style-name="P7" draw:layer="layout" svg:x1="8.02cm" svg:y1="2.606cm" svg:x2="8.02cm" svg:y2="6.006cm">
          <text:p/>
        </draw:line>
        <draw:line draw:style-name="gr22" draw:text-style-name="P7" draw:layer="layout" svg:x1="4.42cm" svg:y1="4.406cm" svg:x2="4.42cm" svg:y2="6.006cm">
          <text:p/>
        </draw:line>
        <draw:line draw:style-name="gr21" draw:text-style-name="P7" draw:layer="layout" svg:x1="6.42cm" svg:y1="4.406cm" svg:x2="6.42cm" svg:y2="6.006cm">
          <text:p/>
        </draw:line>
        <draw:line draw:style-name="gr21" draw:text-style-name="P7" draw:layer="layout" svg:x1="2.42cm" svg:y1="9.006cm" svg:x2="2.42cm" svg:y2="7.806cm">
          <text:p/>
        </draw:line>
        <draw:line draw:style-name="gr21" draw:text-style-name="P7" draw:layer="layout" svg:x1="4.02cm" svg:y1="7.805cm" svg:x2="4.02cm" svg:y2="9.005cm">
          <text:p/>
        </draw:line>
        <draw:line draw:style-name="gr21" draw:text-style-name="P7" draw:layer="layout" svg:x1="8.82cm" svg:y1="6.908cm" svg:x2="10.42cm" svg:y2="6.908cm">
          <text:p/>
        </draw:line>
        <draw:line draw:style-name="gr23" draw:text-style-name="P7" draw:layer="layout" svg:x1="11.711cm" svg:y1="7.805cm" svg:x2="11.711cm" svg:y2="8.257cm">
          <text:p/>
        </draw:line>
        <draw:line draw:style-name="gr23" draw:text-style-name="P7" draw:layer="layout" svg:x1="10.094cm" svg:y1="8.249cm" svg:x2="13.561cm" svg:y2="8.249cm">
          <text:p/>
        </draw:line>
        <draw:line draw:style-name="gr21" draw:text-style-name="P7" draw:layer="layout" svg:x1="10.131cm" svg:y1="8.213cm" svg:x2="10.131cm" svg:y2="8.906cm">
          <text:p/>
        </draw:line>
        <draw:line draw:style-name="gr21" draw:text-style-name="P7" draw:layer="layout" svg:x1="11.131cm" svg:y1="8.214cm" svg:x2="11.131cm" svg:y2="8.907cm">
          <text:p/>
        </draw:line>
        <draw:line draw:style-name="gr21" draw:text-style-name="P7" draw:layer="layout" svg:x1="12.117cm" svg:y1="8.207cm" svg:x2="12.117cm" svg:y2="8.9cm">
          <text:p/>
        </draw:line>
        <draw:line draw:style-name="gr21" draw:text-style-name="P7" draw:layer="layout" svg:x1="13.524cm" svg:y1="8.209cm" svg:x2="13.524cm" svg:y2="8.902cm">
          <text:p/>
        </draw:line>
        <draw:line draw:style-name="gr23" draw:text-style-name="P7" draw:layer="layout" svg:x1="7.02cm" svg:y1="3.806cm" svg:x2="12.62cm" svg:y2="3.806cm">
          <text:p/>
        </draw:line>
        <draw:line draw:style-name="gr23" draw:text-style-name="P7" draw:layer="layout" svg:x1="12.592cm" svg:y1="2.206cm" svg:x2="12.592cm" svg:y2="3.848cm">
          <text:p/>
        </draw:line>
        <draw:line draw:style-name="gr21" draw:text-style-name="P7" draw:layer="layout" svg:x1="12.552cm" svg:y1="2.199cm" svg:x2="14.02cm" svg:y2="2.206cm">
          <text:p/>
        </draw:line>
        <draw:line draw:style-name="gr21" draw:text-style-name="P7" draw:layer="layout" svg:x1="16.62cm" svg:y1="2.213cm" svg:x2="17.42cm" svg:y2="2.213cm">
          <text:p/>
        </draw:line>
        <draw:line draw:style-name="gr24" draw:text-style-name="P7" draw:layer="layout" svg:x1="15.62cm" svg:y1="20.206cm" svg:x2="15.62cm" svg:y2="7.806cm">
          <text:p/>
        </draw:line>
        <draw:line draw:style-name="gr25" draw:text-style-name="P7" draw:layer="layout" svg:x1="17.332cm" svg:y1="11.167cm" svg:x2="17.321cm" svg:y2="23.306cm">
          <text:p/>
        </draw:line>
        <draw:line draw:style-name="gr25" draw:text-style-name="P7" draw:layer="layout" svg:x1="17.321cm" svg:y1="11.206cm" svg:x2="19.02cm" svg:y2="11.206cm">
          <text:p/>
        </draw:line>
        <draw:line draw:style-name="gr24" draw:text-style-name="P7" draw:layer="layout" svg:x1="19.02cm" svg:y1="11.245cm" svg:x2="19.021cm" svg:y2="7.806cm">
          <text:p/>
        </draw:line>
        <draw:line draw:style-name="gr26" draw:text-style-name="P13" draw:layer="layout" svg:x1="16.62cm" svg:y1="6.906cm" svg:x2="17.42cm" svg:y2="6.906cm">
          <text:p/>
        </draw:line>
        <draw:line draw:style-name="gr27" draw:text-style-name="P13" draw:layer="layout" svg:x1="19.02cm" svg:y1="6.006cm" svg:x2="19.02cm" svg:y2="3.206cm">
          <text:p/>
        </draw:line>
        <draw:line draw:style-name="gr28" draw:text-style-name="P13" draw:layer="layout" svg:x1="16.22cm" svg:y1="3.691cm" svg:x2="16.22cm" svg:y2="3.206cm">
          <text:p/>
        </draw:line>
        <draw:line draw:style-name="gr28" draw:text-style-name="P13" draw:layer="layout" svg:x1="17.92cm" svg:y1="3.692cm" svg:x2="17.92cm" svg:y2="3.207cm">
          <text:p/>
        </draw:line>
        <draw:line draw:style-name="gr28" draw:text-style-name="P13" draw:layer="layout" svg:x1="16.22cm" svg:y1="5.992cm" svg:x2="16.22cm" svg:y2="5.507cm">
          <text:p/>
        </draw:line>
        <draw:line draw:style-name="gr28" draw:text-style-name="P13" draw:layer="layout" svg:x1="17.92cm" svg:y1="5.992cm" svg:x2="17.92cm" svg:y2="5.507cm">
          <text:p/>
        </draw:line>
        <draw:line draw:style-name="gr29" draw:text-style-name="P7" draw:layer="layout" svg:x1="4.62cm" svg:y1="7.808cm" svg:x2="4.62cm" svg:y2="9.008cm">
          <text:p/>
        </draw:line>
        <draw:custom-shape draw:style-name="gr6" draw:text-style-name="P4" draw:layer="layout" svg:width="2.6cm" svg:height="0.6cm" draw:transform="rotate (1.5707963267949) translate (4.307cm 21.006cm)">
          <text:p text:style-name="P1"><text:span text:style-name="T1">Beam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7" draw:layer="layout" svg:x1="10.132cm" svg:y1="12.506cm" svg:x2="10.132cm" svg:y2="13.206cm">
          <text:p/>
        </draw:line>
        <draw:line draw:style-name="gr29" draw:text-style-name="P7" draw:layer="layout" svg:x1="11.132cm" svg:y1="12.506cm" svg:x2="11.132cm" svg:y2="13.806cm">
          <text:p/>
        </draw:line>
        <draw:line draw:style-name="gr29" draw:text-style-name="P7" draw:layer="layout" svg:x1="12.12cm" svg:y1="12.503cm" svg:x2="12.12cm" svg:y2="14.407cm">
          <text:p/>
        </draw:line>
        <draw:line draw:style-name="gr29" draw:text-style-name="P7" draw:layer="layout" svg:x1="13.528cm" svg:y1="12.503cm" svg:x2="13.524cm" svg:y2="14.007cm">
          <text:p/>
        </draw:line>
        <draw:line draw:style-name="gr29" draw:text-style-name="P7" draw:layer="layout" svg:x1="4.62cm" svg:y1="10.806cm" svg:x2="4.62cm" svg:y2="18.406cm">
          <text:p/>
        </draw:line>
        <draw:line draw:style-name="gr29" draw:text-style-name="P7" draw:layer="layout" svg:x1="13.54cm" svg:y1="16.597cm" svg:x2="13.54cm" svg:y2="21.205cm">
          <text:p/>
        </draw:line>
        <draw:line draw:style-name="gr29" draw:text-style-name="P7" draw:layer="layout" svg:x1="13.516cm" svg:y1="23.4cm" svg:x2="13.516cm" svg:y2="25.004cm">
          <text:p/>
        </draw:line>
        <draw:line draw:style-name="gr29" draw:text-style-name="P7" draw:layer="layout" svg:x1="12.12cm" svg:y1="22.602cm" svg:x2="12.12cm" svg:y2="25.008cm">
          <text:p/>
        </draw:line>
        <draw:line draw:style-name="gr29" draw:text-style-name="P7" draw:layer="layout" svg:x1="11.113cm" svg:y1="22.103cm" svg:x2="11.113cm" svg:y2="24.999cm">
          <text:p/>
        </draw:line>
        <draw:line draw:style-name="gr29" draw:text-style-name="P7" draw:layer="layout" svg:x1="10.112cm" svg:y1="21.506cm" svg:x2="10.112cm" svg:y2="25cm">
          <text:p/>
        </draw:line>
        <draw:line draw:style-name="gr29" draw:text-style-name="P7" draw:layer="layout" svg:x1="12.127cm" svg:y1="18.003cm" svg:x2="12.127cm" svg:y2="20.008cm">
          <text:p/>
        </draw:line>
        <draw:line draw:style-name="gr29" draw:text-style-name="P7" draw:layer="layout" svg:x1="11.127cm" svg:y1="17.407cm" svg:x2="11.127cm" svg:y2="19.512cm">
          <text:p/>
        </draw:line>
        <draw:line draw:style-name="gr29" draw:text-style-name="P7" draw:layer="layout" svg:x1="10.121cm" svg:y1="16.805cm" svg:x2="10.121cm" svg:y2="18.91cm">
          <text:p/>
        </draw:line>
        <draw:line draw:style-name="gr30" draw:text-style-name="P7" draw:layer="layout" svg:x1="4.907cm" svg:y1="18.606cm" svg:x2="14.62cm" svg:y2="18.606cm">
          <text:p/>
        </draw:line>
        <draw:line draw:style-name="gr29" draw:text-style-name="P7" draw:layer="layout" svg:x1="14.621cm" svg:y1="14.368cm" svg:x2="14.621cm" svg:y2="20.21cm">
          <text:p/>
        </draw:line>
        <draw:line draw:style-name="gr30" draw:text-style-name="P7" draw:layer="layout" svg:x1="10.42cm" svg:y1="19.206cm" svg:x2="14.621cm" svg:y2="19.206cm">
          <text:p/>
        </draw:line>
        <draw:line draw:style-name="gr30" draw:text-style-name="P7" draw:layer="layout" svg:x1="11.42cm" svg:y1="19.806cm" svg:x2="14.621cm" svg:y2="19.806cm">
          <text:p/>
        </draw:line>
        <draw:line draw:style-name="gr31" draw:text-style-name="P7" draw:layer="layout" svg:x1="12.419cm" svg:y1="20.406cm" svg:x2="14.32cm" svg:y2="20.406cm">
          <text:p/>
        </draw:line>
        <draw:line draw:style-name="gr30" draw:text-style-name="P7" draw:layer="layout" svg:x1="13.82cm" svg:y1="14.405cm" svg:x2="14.62cm" svg:y2="14.405cm">
          <text:p/>
        </draw:line>
        <draw:line draw:style-name="gr30" draw:text-style-name="P7" draw:layer="layout" svg:x1="4.62cm" svg:y1="21cm" svg:x2="4.62cm" svg:y2="22.806cm">
          <text:p/>
        </draw:line>
        <draw:line draw:style-name="gr30" draw:text-style-name="P7" draw:layer="layout" svg:x1="4.619cm" svg:y1="22.764cm" svg:x2="7.82cm" svg:y2="22.764cm">
          <text:p/>
        </draw:line>
        <draw:line draw:style-name="gr29" draw:text-style-name="P7" draw:layer="layout" svg:x1="7.82cm" svg:y1="22.725cm" svg:x2="7.82cm" svg:y2="25.006cm">
          <text:p/>
        </draw:line>
        <draw:line draw:style-name="gr31" draw:text-style-name="P7" draw:layer="layout" svg:x1="14.62cm" svg:y1="26.006cm" svg:x2="15.62cm" svg:y2="26.006cm">
          <text:p/>
        </draw:line>
        <draw:line draw:style-name="gr23" draw:text-style-name="P7" draw:layer="layout" svg:x1="8.22cm" svg:y1="16.005cm" svg:x2="8.22cm" svg:y2="17.805cm">
          <text:p/>
        </draw:line>
        <draw:line draw:style-name="gr21" draw:text-style-name="P7" draw:layer="layout" svg:x1="8.22cm" svg:y1="16.599cm" svg:x2="9.82cm" svg:y2="16.606cm">
          <text:p/>
        </draw:line>
        <draw:line draw:style-name="gr21" draw:text-style-name="P7" draw:layer="layout" svg:x1="8.22cm" svg:y1="17.206cm" svg:x2="10.82cm" svg:y2="17.206cm">
          <text:p/>
        </draw:line>
        <draw:line draw:style-name="gr21" draw:text-style-name="P7" draw:layer="layout" svg:x1="8.178cm" svg:y1="17.802cm" svg:x2="11.82cm" svg:y2="17.802cm">
          <text:p/>
        </draw:line>
        <draw:line draw:style-name="gr21" draw:text-style-name="P7" draw:layer="layout" svg:x1="20.82cm" svg:y1="4.606cm" svg:x2="18.335cm" svg:y2="4.606cm">
          <text:p/>
        </draw:line>
        <draw:line draw:style-name="gr23" draw:text-style-name="P7" draw:layer="layout" svg:x1="20.783cm" svg:y1="4.57cm" svg:x2="20.784cm" svg:y2="27.807cm">
          <text:p/>
        </draw:line>
        <draw:line draw:style-name="gr23" draw:text-style-name="P7" draw:layer="layout" svg:x1="1.62cm" svg:y1="27.806cm" svg:x2="20.82cm" svg:y2="27.806cm">
          <text:p/>
        </draw:line>
        <draw:line draw:style-name="gr21" draw:text-style-name="P7" draw:layer="layout" svg:x1="1.618cm" svg:y1="27.846cm" svg:x2="1.618cm" svg:y2="26.806cm">
          <text:p/>
        </draw:line>
        <draw:frame draw:style-name="gr32" draw:text-style-name="P14" draw:layer="layout" svg:width="1.298cm" svg:height="0.662cm" svg:x="1cm" svg:y="28.2cm">
          <draw:text-box>
            <text:p><text:span text:style-name="T3">K</text:span><text:span text:style-name="T3">e</text:span><text:span text:style-name="T3">y</text:span><text:span text:style-name="T3">:</text:span></text:p>
          </draw:text-box>
        </draw:frame>
        <draw:frame draw:style-name="gr32" draw:text-style-name="P14" draw:layer="layout" svg:width="4.536cm" svg:height="0.662cm" svg:x="1cm" svg:y="28.764cm">
          <draw:text-box>
            <text:p><text:span text:style-name="T4">O</text:span><text:span text:style-name="T4">p</text:span><text:span text:style-name="T4">ti</text:span><text:span text:style-name="T4">c</text:span><text:span text:style-name="T4">a</text:span><text:span text:style-name="T4">l </text:span><text:span text:style-name="T4">F</text:span><text:span text:style-name="T4">i</text:span><text:span text:style-name="T4">b</text:span><text:span text:style-name="T4">r</text:span><text:span text:style-name="T4">e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i</text:span><text:span text:style-name="T4">o</text:span><text:span text:style-name="T4">n</text:span></text:p>
          </draw:text-box>
        </draw:frame>
        <draw:frame draw:style-name="gr32" draw:text-style-name="P14" draw:layer="layout" svg:width="4.27cm" svg:height="0.662cm" svg:x="1cm" svg:y="29.538cm">
          <draw:text-box>
            <text:p><text:span text:style-name="T4">S</text:span><text:span text:style-name="T4">e</text:span><text:span text:style-name="T4">ri</text:span><text:span text:style-name="T4">a</text:span><text:span text:style-name="T4">l </text:span><text:span text:style-name="T4">D</text:span><text:span text:style-name="T4">a</text:span><text:span text:style-name="T4">t</text:span><text:span text:style-name="T4">a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i</text:span><text:span text:style-name="T4">o</text:span><text:span text:style-name="T4">n</text:span></text:p>
          </draw:text-box>
        </draw:frame>
        <draw:frame draw:style-name="gr32" draw:text-style-name="P14" draw:layer="layout" svg:width="4.718cm" svg:height="1.073cm" svg:x="1cm" svg:y="30.738cm">
          <draw:text-box>
            <text:p><text:span text:style-name="T4">E</text:span><text:span text:style-name="T4">l</text:span><text:span text:style-name="T4">e</text:span><text:span text:style-name="T4">c</text:span><text:span text:style-name="T4">tr</text:span><text:span text:style-name="T4">ic</text:span><text:span text:style-name="T4">a</text:span><text:span text:style-name="T4">l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i</text:span><text:span text:style-name="T4">o</text:span><text:span text:style-name="T4">n</text:span><text:span text:style-name="T4"><text:line-break/></text:span><text:span text:style-name="T4">(</text:span><text:span text:style-name="T4">p</text:span><text:span text:style-name="T4">o</text:span><text:span text:style-name="T4">w</text:span><text:span text:style-name="T4">e</text:span><text:span text:style-name="T4">r </text:span><text:span text:style-name="T4">o</text:span><text:span text:style-name="T4">r </text:span><text:span text:style-name="T4">o</text:span><text:span text:style-name="T4">t</text:span><text:span text:style-name="T4">h</text:span><text:span text:style-name="T4">e</text:span><text:span text:style-name="T4">r </text:span><text:span text:style-name="T4">d</text:span><text:span text:style-name="T4">a</text:span><text:span text:style-name="T4">t</text:span><text:span text:style-name="T4">a </text:span><text:span text:style-name="T4">t</text:span><text:span text:style-name="T4">y</text:span><text:span text:style-name="T4">p</text:span><text:span text:style-name="T4">e</text:span><text:span text:style-name="T4">)</text:span></text:p>
          </draw:text-box>
        </draw:frame>
        <draw:line draw:style-name="gr31" draw:text-style-name="P7" draw:layer="layout" svg:x1="6cm" svg:y1="29.1cm" svg:x2="8cm" svg:y2="29.1cm">
          <text:p/>
        </draw:line>
        <draw:line draw:style-name="gr33" draw:text-style-name="P7" draw:layer="layout" svg:x1="5.98cm" svg:y1="29.9cm" svg:x2="7.98cm" svg:y2="29.9cm">
          <text:p/>
        </draw:line>
        <draw:line draw:style-name="gr34" draw:text-style-name="P7" draw:layer="layout" svg:x1="5.96cm" svg:y1="31.4cm" svg:x2="7.96cm" svg:y2="31.4cm">
          <text:p/>
        </draw:line>
        <draw:frame draw:style-name="gr32" draw:text-style-name="P14" draw:layer="layout" svg:width="3.368cm" svg:height="0.662cm" svg:x="1cm" svg:y="30.138cm">
          <draw:text-box>
            <text:p><text:span text:style-name="T4">A</text:span><text:span text:style-name="T4">n</text:span><text:span text:style-name="T4">a</text:span><text:span text:style-name="T4">l</text:span><text:span text:style-name="T4">o</text:span><text:span text:style-name="T4">g</text:span><text:span text:style-name="T4">u</text:span><text:span text:style-name="T4">e </text:span><text:span text:style-name="T4">V</text:span><text:span text:style-name="T4">o</text:span><text:span text:style-name="T4">lt</text:span><text:span text:style-name="T4">a</text:span><text:span text:style-name="T4">g</text:span><text:span text:style-name="T4">e</text:span></text:p>
          </draw:text-box>
        </draw:frame>
        <draw:line draw:style-name="gr35" draw:text-style-name="P7" draw:layer="layout" svg:x1="5.98cm" svg:y1="30.5cm" svg:x2="7.98cm" svg:y2="30.5cm">
          <text:p/>
        </draw:line>
        <draw:frame draw:style-name="gr32" draw:text-style-name="P14" draw:layer="layout" svg:width="3.601cm" svg:height="0.662cm" svg:x="10cm" svg:y="28.864cm">
          <draw:text-box>
            <text:p><text:span text:style-name="T4">L</text:span><text:span text:style-name="T4">a</text:span><text:span text:style-name="T4">s</text:span><text:span text:style-name="T4">e</text:span><text:span text:style-name="T4">r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32" draw:text-style-name="P14" draw:layer="layout" svg:width="4.481cm" svg:height="0.662cm" svg:x="9.999cm" svg:y="29.638cm">
          <draw:text-box>
            <text:p><text:span text:style-name="T4">S</text:span><text:span text:style-name="T4">u</text:span><text:span text:style-name="T4">p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r</text:span><text:span text:style-name="T4">y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/text:p>
          </draw:text-box>
        </draw:frame>
        <draw:frame draw:style-name="gr32" draw:text-style-name="P14" draw:layer="layout" svg:width="3.825cm" svg:height="0.662cm" svg:x="10cm" svg:y="30.438cm">
          <draw:text-box>
            <text:p><text:span text:style-name="T4">O</text:span><text:span text:style-name="T4">p</text:span><text:span text:style-name="T4">ti</text:span><text:span text:style-name="T4">c</text:span><text:span text:style-name="T4">a</text:span><text:span text:style-name="T4">l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s</text:span></text:p>
          </draw:text-box>
        </draw:frame>
        <draw:custom-shape draw:style-name="gr36" draw:text-style-name="P3" draw:layer="layout" svg:width="0.48cm" svg:height="0.399cm" svg:x="14.92cm" svg:y="29.00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48cm" svg:height="0.399cm" svg:x="14.92cm" svg:y="29.8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0.48cm" svg:height="0.399cm" svg:x="14.92cm" svg:y="30.6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8" draw:display-name="Arrowheads 8" svg:viewBox="0 7 20 13" svg:d="M0 20l10-13 10 13z"/>
    <draw:stroke-dash draw:name="Dot_20__28_Rounded_29_" draw:display-name="Dot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1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4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1cm" fo:margin-bottom="0cm" fo:text-indent="0cm"/>
      <style:text-properties fo:font-size="5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6cm" fo:margin-bottom="0cm" fo:text-indent="0cm"/>
      <style:text-properties fo:font-size="4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font-size="40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font-size="40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font-size="40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40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40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9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3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7cm" svg:height="7.575cm" svg:x="3.014cm" svg:y="2.485cm"/>
      <draw:page-thumbnail draw:layer="backgroundobjects" svg:width="4.97cm" svg:height="7.575cm" svg:x="3.014cm" svg:y="11.061cm"/>
      <draw:page-thumbnail draw:layer="backgroundobjects" svg:width="4.97cm" svg:height="7.575cm" svg:x="3.014cm" svg:y="19.637cm"/>
      <draw:page-thumbnail draw:layer="backgroundobjects" svg:width="4.97cm" svg:height="7.575cm" svg:x="13.014cm" svg:y="2.485cm"/>
      <draw:page-thumbnail draw:layer="backgroundobjects" svg:width="4.97cm" svg:height="7.575cm" svg:x="13.014cm" svg:y="11.061cm"/>
      <draw:page-thumbnail draw:layer="backgroundobjects" svg:width="4.97cm" svg:height="7.575cm" svg:x="13.014cm" svg:y="19.637cm"/>
    </style:handout-master>
    <style:master-page style:name="Default" style:page-layout-name="PM1" draw:style-name="Mdp1">
      <draw:frame presentation:style-name="Default-title" draw:layer="backgroundobjects" svg:width="18.899cm" svg:height="5.34cm" svg:x="1.05cm" svg:y="1.277cm" presentation:class="title" presentation:placeholder="true">
        <draw:text-box/>
      </draw:frame>
      <draw:frame presentation:style-name="Default-outline1" draw:layer="backgroundobjects" svg:width="18.899cm" svg:height="18.559cm" svg:x="1.05cm" svg:y="7.484cm" presentation:class="outline" presentation:placeholder="true">
        <draw:text-box/>
      </draw:frame>
      <draw:frame presentation:style-name="Mpr1" draw:text-style-name="MP2" draw:layer="backgroundobjects" svg:width="4.892cm" svg:height="2.204cm" svg:x="1.05cm" svg:y="29.1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204cm" svg:x="7.181cm" svg:y="29.1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204cm" svg:x="15.056cm" svg:y="29.1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2:35:57.510478771</meta:creation-date>
    <dc:date>2023-07-19T12:37:34.320335189</dc:date>
    <meta:editing-duration>P2DT4H27M54S</meta:editing-duration>
    <meta:editing-cycles>10</meta:editing-cycles>
    <meta:generator>LibreOffice/7.4.5.1$Linux_X86_64 LibreOffice_project/40$Build-1</meta:generator>
    <meta:document-statistic meta:object-count="150"/>
  </office:meta>
</office:document-meta>
</file>